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1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6.6931in" table:align="margins"/>
    </style:style>
    <style:style style:name="Tableau1.A" style:family="table-column">
      <style:table-column-properties style:column-width="6.6931in" style:rel-column-width="65535*"/>
    </style:style>
    <style:style style:name="Tableau1.A1" style:family="table-cell">
      <style:table-cell-properties fo:background-color="#cccccc" fo:padding="0.0382in" fo:border="0.05pt solid #000000">
        <style:background-image/>
      </style:table-cell-properties>
    </style:style>
    <style:style style:name="Tableau3" style:family="table">
      <style:table-properties style:width="6.6979in" fo:margin-left="0in" table:align="left"/>
    </style:style>
    <style:style style:name="Tableau3.A" style:family="table-column">
      <style:table-column-properties style:column-width="4.6146in"/>
    </style:style>
    <style:style style:name="Tableau3.B" style:family="table-column">
      <style:table-column-properties style:column-width="2.0833in"/>
    </style:style>
    <style:style style:name="Tableau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 fo:padding="0in" fo:border="none" style:shadow="none" style:join-border="false"/>
      <style:text-properties fo:font-weight="normal" officeooo:rsid="0011c632" officeooo:paragraph-rsid="0011c632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ext">
      <style:text-properties officeooo:paragraph-rsid="000b62c8"/>
    </style:style>
    <style:style style:name="P5" style:family="paragraph" style:parent-style-name="Text">
      <style:text-properties officeooo:rsid="000cd38d" officeooo:paragraph-rsid="000cd38d"/>
    </style:style>
    <style:style style:name="P6" style:family="paragraph" style:parent-style-name="Text">
      <style:text-properties officeooo:rsid="0016a1f6" officeooo:paragraph-rsid="0016a1f6"/>
    </style:style>
    <style:style style:name="P7" style:family="paragraph" style:parent-style-name="Text">
      <style:text-properties officeooo:rsid="0016a1f6" officeooo:paragraph-rsid="0018d53b"/>
    </style:style>
    <style:style style:name="P8" style:family="paragraph" style:parent-style-name="Text">
      <style:text-properties officeooo:paragraph-rsid="0018d53b"/>
    </style:style>
    <style:style style:name="P9" style:family="paragraph" style:parent-style-name="Text">
      <style:text-properties officeooo:paragraph-rsid="001f27c4"/>
    </style:style>
    <style:style style:name="P10" style:family="paragraph" style:parent-style-name="Text">
      <style:text-properties officeooo:paragraph-rsid="0026b1a3"/>
    </style:style>
    <style:style style:name="P11" style:family="paragraph" style:parent-style-name="Standard" style:master-page-name="First_20_Page">
      <style:paragraph-properties style:page-number="auto"/>
    </style:style>
    <style:style style:name="P12" style:family="paragraph" style:parent-style-name="Heading_20_1">
      <style:paragraph-properties fo:margin-top="0.1181in" fo:margin-bottom="0.0398in" loext:contextual-spacing="false" style:writing-mode="page"/>
    </style:style>
    <style:style style:name="T1" style:family="text">
      <style:text-properties officeooo:rsid="000de4e4"/>
    </style:style>
    <style:style style:name="T2" style:family="text">
      <style:text-properties officeooo:rsid="0013a575"/>
    </style:style>
    <style:style style:name="T3" style:family="text">
      <style:text-properties officeooo:rsid="0015cecf"/>
    </style:style>
    <style:style style:name="T4" style:family="text">
      <style:text-properties officeooo:rsid="00173535"/>
    </style:style>
    <style:style style:name="T5" style:family="text">
      <style:text-properties officeooo:rsid="0018d53b"/>
    </style:style>
    <style:style style:name="T6" style:family="text">
      <style:text-properties officeooo:rsid="001acbc2"/>
    </style:style>
    <style:style style:name="T7" style:family="text">
      <style:text-properties style:font-name="FreeSans1" fo:font-size="10pt" fo:font-style="italic" officeooo:rsid="001ba58c" style:font-size-asian="12pt" style:font-style-asian="italic" style:font-name-complex="FreeSans2" style:font-size-complex="12pt" style:font-style-complex="italic"/>
    </style:style>
    <style:style style:name="T8" style:family="text">
      <style:text-properties officeooo:rsid="001d597c"/>
    </style:style>
    <style:style style:name="T9" style:family="text">
      <style:text-properties officeooo:rsid="00257b8f"/>
    </style:style>
    <style:style style:name="T10" style:family="text">
      <style:text-properties officeooo:rsid="0027d7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ext-input text:description="&lt;setLang(user.lang or 'fr_FR')&gt;">&lt;setLang(user.lang or 'fr_FR')&gt;</text:text-input></text:p>
      <text:h text:style-name="P12" text:outline-level="1">Compte Rendu Opératoire</text:h>
      <text:h text:style-name="Heading_20_2" text:outline-level="2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text-input text:description="&lt;formatLang(o.partner_id.dob,date=True)&gt;">dob</text:text-input></text:h>
      <text:p text:style-name="P2"><text:span text:style-name="T3">Le</text:span>: <text:span text:style-name="T2"><text:text-input text:description="&lt;formatLang(o.meeting_id.datewotime,date=True)&gt;">&lt;formatLang(o.meeting_id.datewotime,date=True)&gt;</text:text-input></text:span></text:p>
      <table:table table:name="Tableau1" table:style-name="Tableau1">
        <table:table-column table:style-name="Tableau1.A"/>
        <table:table-row table:style-name="TableLine94819914996208">
          <table:table-cell table:style-name="Tableau1.A1" office:value-type="string">
            <text:p text:style-name="P3"><text:span text:style-name="T4">PHAKOEMULSIFICATION ET IMPLANTATION EN CHAMBRE POSTERIEURE</text:span><text:text-input text:description="&lt;o.header_id.name&gt;">&lt;o.header&gt;</text:text-input></text:p>
            <text:p text:style-name="P3"><text:text-input text:description="&lt;get_selection_item(o,&quot;ods&quot;)&gt;">&lt;get_selection_item(o,"ods")&gt;</text:text-input></text:p>
          </table:table-cell>
        </table:table-row>
      </table:table>
      <text:p text:style-name="Contents_20_1">Indication : <text:text-input text:description="&lt;o.indication_id.name&gt;">&lt;o.indication_id.name&gt;</text:text-input></text:p>
      <text:p text:style-name="Contents_20_2"><text:text-input text:description="&lt;o.operating_machine_id.name&gt;">&lt;o.operating_machine_id.name&gt;</text:text-input><text:span text:style-name="T1"><text:s/></text:span><text:span text:style-name="T1"><text:text-input text:description="&lt;o.operating_machine_id.description&gt;">&lt;o.operating_machine_id.description&gt;</text:text-input></text:span></text:p>
      <text:p text:style-name="Contents_20_2"><text:text-input text:description="&lt;o.tech_op_phako&gt;">&lt;o.tech_op_phako&gt;</text:text-input></text:p>
      <text:p text:style-name="Text">Anesthésie topique par Tétracaine.</text:p>
      <text:p text:style-name="P9"><text:text-input text:description="&lt;if test=&quot;o.toric == True&quot;&gt;">&lt;if test="o.toric == True"&gt;</text:text-input><text:span text:style-name="T9">Repérage de l’axe horizontal au rapporteur à bulle, en position assise.</text:span><text:span text:style-name="T9"><text:text-input text:description="&lt;/if&gt;">&lt;/if&gt;</text:text-input></text:span></text:p>
      <text:p text:style-name="Text">Désinfection cutanée et des culs de sac à la Bétadine 5%.</text:p>
      <text:p text:style-name="Text">Temps de contact 2 minutes.</text:p>
      <text:p text:style-name="Text">Pose du champ opératoire troué.</text:p>
      <text:p text:style-name="Text">Isolement des cils par stéristrip.</text:p>
      <text:p text:style-name="Text">Pose d'un blépharostat de Kratz.</text:p>
      <text:p text:style-name="P5"><text:text-input text:description="&lt;if test=&quot;o.subtenon == True&quot;&gt;">&lt;if test="o.subtenon == True"&gt;</text:text-input></text:p>
      <text:p text:style-name="Text">Incision conjonctivale inférieure aux ciseaux droits.</text:p>
      <text:p text:style-name="Text">Injection de 2.5ml de Carbocaïne 2% à la canule à sous ténonienne</text:p>
      <text:p text:style-name="P4"><text:text-input text:description="&lt;/if&gt;">endif</text:text-input></text:p>
      <text:p text:style-name="Text">Réalisation d'une paracenthese au couteau 2.<text:span text:style-name="T6">2</text:span> sur 2h.</text:p>
      <text:p text:style-name="Text"><text:text-input text:description="&lt;if test=&quot;o.bv == True&quot;&gt;">&lt;if test="o.bv == True"&gt;</text:text-input></text:p>
      <text:p text:style-name="Text">Injection de Blue Color Caps (CROMA), en chambre antérieure.</text:p>
      <text:p text:style-name="Text"><text:text-input text:description="&lt;/if&gt;">endif</text:text-input></text:p>
      <text:p text:style-name="Text">Injection de visqueux en chambre antérieure.</text:p>
      <text:p text:style-name="Text"><text:text-input text:description="&lt;if test=&quot;o.irisdevice == True&quot;&gt;">&lt;if test="o.irisdevice == True"&gt;</text:text-input></text:p>
      <text:p text:style-name="P6">Mise en place des 5 crochets de Greishaber</text:p>
      <text:p text:style-name="P6"><text:text-input text:description="&lt;/if&gt;">endif</text:text-input></text:p>
      <text:p text:style-name="Text">Incision cornéenne limbique tunnelisée au couteau calibré 2.2 mm sur 11h.</text:p>
      <text:p text:style-name="Text">Réalisation d'un capsulorhexis rond centré démarré et poursuivi à la pince à capsulorhexis.</text:p>
      <text:p text:style-name="Text">Hydrodissection et mobilisation du cristallin.</text:p>
      <text:p text:style-name="Text">Phakoémulsification du cristallin par la technique de la croix.</text:p>
      <text:p text:style-name="Text">Réalisation des quartiers.</text:p>
      <text:p text:style-name="Text">Phakoemulsification des quartiers.</text:p>
      <text:p text:style-name="Text">Aspiration des masses à la canule d'I/A.</text:p>
      <text:p text:style-name="Text">Injection de visqueux en chambre antérieure.</text:p>
      <text:p text:style-name="P10">Mise en place à l'injecteur Monarch II<text:span text:style-name="T8">I</text:span> d'un implant <text:text-input text:description="&lt;o.iol_type&gt;">iol_type</text:text-input><text:s/><text:text-input text:description="&lt;o.iol_power&gt;">iol_power</text:text-input><text:s/>D dans le sac capsulaire.</text:p>
      <text:p text:style-name="P10"><text:text-input text:description="&lt;if test=&quot;o.toric == True&quot;&gt;">&lt;if test="o.toric == True"&gt;</text:text-input><text:span text:style-name="T9">R</text:span><text:span text:style-name="T10">otation de l’implant suivant l’axe précedemment calculé.</text:span><text:span text:style-name="T9"><text:text-input text:description="&lt;/if&gt;">&lt;/if&gt;</text:text-input></text:span></text:p>
      <text:p text:style-name="P8"><text:text-input text:description="&lt;if test=&quot;o.irisdevice == True&quot;&gt;">&lt;if test="o.irisdevice == True"&gt;</text:text-input></text:p>
      <text:p text:style-name="P7"><text:span text:style-name="T5">Ablation</text:span> des 5 crochets de Greishaber</text:p>
      <text:p text:style-name="P7"><text:text-input text:description="&lt;/if&gt;">endif</text:text-input></text:p>
      <text:p text:style-name="Text">Lavage du visqueux en chambre antérieure à la canule d'I/A.</text:p>
      <text:p text:style-name="Text"><text:text-input text:description="&lt;if test=&quot;o.sutureless == True&quot;&gt;">&lt;if test="o.sutureless == True"&gt;</text:text-input></text:p>
      <text:p text:style-name="Text">Hydrosuture des incisions de cornée.</text:p>
      <text:p text:style-name="Text"><text:text-input text:description="&lt;/if&gt;">endif</text:text-input></text:p>
      <text:p text:style-name="Text"><text:text-input text:description="&lt;if test=&quot;o.air_bubble == True&quot;&gt;">&lt;if test="o.air_bubble == True"&gt;</text:text-input></text:p>
      <text:p text:style-name="Text">Injection d'une bulle d'air en chambre antérieure.</text:p>
      <text:p text:style-name="Text"><text:text-input text:description="&lt;/if&gt;">endif</text:text-input></text:p>
      <text:p text:style-name="Text"><text:text-input text:description="&lt;if test=&quot;o.sutureless == False&quot;&gt;">&lt;if test="o.sutureless == False"&gt;</text:text-input></text:p>
      <text:p text:style-name="Text">Mise en place d'un point de Nylon 10-0 noeud enfoui, sur l'incision principale.</text:p>
      <text:p text:style-name="Text"><text:text-input text:description="&lt;/if&gt;">endif</text:text-input></text:p>
      <text:p text:style-name="Text">Injection de Cefuroxime 0,1ml en chambre antérieure.</text:p>
      <text:p text:style-name="Text">Ablation du blepharostat. Ablation du champ opératoire.</text:p>
      <text:p text:style-name="Text"><text:span text:style-name="T7">Tobradex.</text:span> Coque</text:p>
      <text:p text:style-name="P1"/>
      <table:table table:name="Tableau3" table:style-name="Tableau3">
        <table:table-column table:style-name="Tableau3.A"/>
        <table:table-column table:style-name="Tableau3.B"/>
        <table:table-row table:style-name="TableLine94819915010176">
          <table:table-cell table:style-name="Tableau3.A1" office:value-type="string">
            <text:p text:style-name="Table_20_Contents_20_1">Énergie dissipée cumulée :</text:p>
          </table:table-cell>
          <table:table-cell table:style-name="Tableau3.B1" office:value-type="string">
            <text:p text:style-name="Table_20_Contents_20_1"><text:text-input text:description="&lt;o.var3&gt;">var3</text:text-input></text:p>
          </table:table-cell>
        </table:table-row>
      </table:table>
      <text:p text:style-name="P1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2" svg:font-family="FreeSans" style:font-family-generic="swiss"/>
    <style:font-face style:name="DejaVu Sans Mono" svg:font-family="'DejaVu Sans Mono'" style:font-adornments="Book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FreeSans1" svg:font-family="FreeSans" style:font-adornments="Italiqu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center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6929in" style:type="right" style:leader-style="dotted" style:leader-text="."/>
        </style:tab-stops>
      </style:paragraph-properties>
      <style:text-properties style:font-name="DejaVu Sans" fo:font-family="'DejaVu Sans'" style:font-style-name="Bold" style:font-family-generic="swiss" style:font-pitch="variable" fo:font-size="10pt" fo:font-weight="bold"/>
    </style:style>
    <style:style style:name="Contents_20_2" style:display-name="Contents 2" style:family="paragraph" style:parent-style-name="Index" style:class="index" style:master-page-name="">
      <style:paragraph-properties fo:margin-left="0in" fo:margin-right="0in" fo:margin-top="0in" fo:margin-bottom="0in" loext:contextual-spacing="false" fo:text-indent="0in" style:auto-text-indent="false" style:page-number="auto">
        <style:tab-stops>
          <style:tab-stop style:position="6.4965in" style:type="right" style:leader-style="dotted" style:leader-text="."/>
        </style:tab-stops>
      </style:paragraph-properties>
      <style:text-properties style:font-name="DejaVu Sans Mono" fo:font-family="'DejaVu Sans Mono'" style:font-style-name="Book" style:font-family-generic="modern" style:font-pitch="fixed" fo:font-size="7pt"/>
    </style:style>
    <style:style style:name="Table_20_Contents_20_1" style:display-name="Table Contents 1" style:family="paragraph" style:parent-style-name="Table_20_Contents" style:next-style-name="Table_20_Contents" style:master-page-name="">
      <style:paragraph-properties style:page-number="auto"/>
      <style:text-properties style:font-name="Liberation Sans1" fo:font-family="'Liberation Sans'" style:font-style-name="Regular" style:font-family-generic="swiss" style:font-pitch="variable" fo:font-size="7pt" style:font-size-asian="10.5pt"/>
    </style:style>
    <style:style style:name="Text" style:family="paragraph" style:parent-style-name="Caption" style:class="extra" style:master-page-name="">
      <loext:graphic-properties draw:fill="none" draw:fill-color="#cfe7f5"/>
      <style:paragraph-properties fo:margin-top="0in" fo:margin-bottom="0in" loext:contextual-spacing="false" style:page-number="auto" fo:background-color="transparent"/>
      <style:text-properties style:font-name="FreeSans1" fo:font-family="FreeSans" style:font-style-name="Italique" style:font-family-generic="swiss" style:font-pitch="variable" fo:font-size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2756in" fo:margin-bottom="0.3543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12-21T00:33:35</meta:creation-date>
    <meta:generator>LibreOffice/6.4.7.2$Linux_X86_64 LibreOffice_project/40$Build-2</meta:generator>
    <dc:date>2021-12-11T08:53:23.471912458</dc:date>
    <meta:editing-duration>PT11H55M13S</meta:editing-duration>
    <meta:editing-cycles>189</meta:editing-cycles>
    <meta:document-statistic meta:table-count="2" meta:image-count="0" meta:object-count="0" meta:page-count="1" meta:paragraph-count="57" meta:word-count="388" meta:character-count="2361" meta:non-whitespace-character-count="2113"/>
  </office:meta>
</office:document-meta>
</file>